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2772BBDB.png"/>
  <manifest:file-entry manifest:media-type="image/png" manifest:full-path="Pictures/10000000000003DC0000026F98FD40B5.png"/>
  <manifest:file-entry manifest:media-type="image/png" manifest:full-path="Pictures/1000000000000140000001E0168E4344.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2EA0000020E0B9DF888.png"/>
  <manifest:file-entry manifest:media-type="image/png" manifest:full-path="Pictures/1000000000000140000001E0D2F8D041.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80BF21D6.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40000001E0E57FF92F.png"/>
  <manifest:file-entry manifest:media-type="image/png" manifest:full-path="Pictures/10000000000003520000024399C24A58.png"/>
  <manifest:file-entry manifest:media-type="image/png" manifest:full-path="Pictures/1000000000000140000001E0E93B7900.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DF235824.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r17" style:family="presentation" style:parent-style-name="Default-title">
      <style:graphic-properties fo:min-height="6.123cm"/>
    </style:style>
    <style:style style:name="pr18" style:family="presentation" style:parent-style-name="Default-outline1">
      <style:graphic-properties fo:min-height="21.02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24pt" style:font-size-asian="24pt" style:font-size-complex="24pt"/>
    </style:style>
    <style:style style:name="P7" style:family="paragraph">
      <style:text-properties fo:font-size="16pt" style:font-size-asian="16pt" style:font-size-complex="16pt"/>
    </style:style>
    <style:style style:name="P8" style:family="paragraph">
      <style:text-properties fo:font-size="19pt" style:font-size-asian="19pt" style:font-size-complex="19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style:style style:name="T11" style:family="text">
      <style:text-properties fo:color="#00ff00"/>
    </style:style>
    <style:style style:name="T12" style:family="text">
      <style:text-properties fo:color="#000080" fo:font-weight="bold" style:font-weight-asian="bold" style:font-weight-complex="bold"/>
    </style:style>
    <style:style style:name="T13" style:family="text">
      <style:text-properties fo:color="#800000"/>
    </style:style>
    <style:style style:name="T14" style:family="text">
      <style:text-properties fo:color="#808000"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00ff00" fo:font-weight="normal" style:font-weight-asian="normal" style:font-weight-complex="normal"/>
    </style:style>
    <style:style style:name="T19" style:family="text">
      <style:text-properties fo:color="#000000" fo:font-size="16pt" fo:font-weight="normal" style:font-size-asian="16pt" style:font-weight-asian="normal" style:font-size-complex="16pt" style:font-weight-complex="normal"/>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font-size="24pt" style:font-size-asian="24pt" style:font-size-complex="24pt"/>
    </style:style>
    <style:style style:name="T22" style:family="text">
      <style:text-properties fo:font-size="26pt" style:font-size-asian="26pt" style:font-size-complex="26pt"/>
    </style:style>
    <style:style style:name="T23" style:family="text">
      <style:text-properties fo:font-size="18pt" style:font-size-asian="18pt" style:font-size-complex="18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24pt" fo:font-weight="bold" style:font-size-asian="24pt" style:font-weight-asian="bold" style:font-size-complex="24pt"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style:font-size-asian="16pt" style:font-size-complex="16pt"/>
    </style:style>
    <style:style style:name="T29" style:family="text">
      <style:text-properties fo:font-size="16pt" fo:font-weight="normal" style:font-size-asian="16pt" style:font-weight-asian="normal" style:font-size-complex="16pt" style:font-weight-complex="normal"/>
    </style:style>
    <style:style style:name="T30" style:family="text">
      <style:text-properties fo:font-size="19pt" style:font-size-asian="19pt" style:font-size-complex="1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1">
        <draw:frame draw:style-name="gr2" draw:text-style-name="P2" draw:layer="layout" svg:width="8.466cm" svg:height="12.699cm" svg:x="0.57cm" svg:y="3.81cm">
          <draw:image xlink:href="Pictures/1000000000000140000001E0E93B7900.png" xlink:type="simple" xlink:show="embed" xlink:actuate="onLoad">
            <text:p/>
          </draw:image>
        </draw:frame>
        <draw:frame draw:style-name="gr2" draw:text-style-name="P2" draw:layer="layout" svg:width="8.466cm" svg:height="12.699cm" svg:x="9.86cm" svg:y="3.811cm">
          <draw:image xlink:href="Pictures/1000000000000140000001E02772BBDB.png" xlink:type="simple" xlink:show="embed" xlink:actuate="onLoad">
            <text:p/>
          </draw:image>
        </draw:frame>
        <draw:frame draw:style-name="gr2" draw:text-style-name="P2" draw:layer="layout" svg:width="8.466cm" svg:height="12.699cm" svg:x="18.95cm" svg:y="3.811cm">
          <draw:image xlink:href="Pictures/1000000000000140000001E0D2F8D041.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1">
        <draw:frame draw:style-name="gr2" draw:text-style-name="P2" draw:layer="layout" svg:width="8.466cm" svg:height="12.699cm" svg:x="2.964cm" svg:y="3.175cm">
          <draw:image xlink:href="Pictures/1000000000000140000001E080BF21D6.png" xlink:type="simple" xlink:show="embed" xlink:actuate="onLoad">
            <text:p/>
          </draw:image>
        </draw:frame>
        <draw:frame draw:style-name="gr2" draw:text-style-name="P2" draw:layer="layout" svg:width="8.466cm" svg:height="12.699cm" svg:x="13.97cm" svg:y="3.176cm">
          <draw:image xlink:href="Pictures/1000000000000140000001E0DF235824.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1">
        <draw:frame draw:style-name="gr2" draw:text-style-name="P2" draw:layer="layout" svg:width="8.466cm" svg:height="12.699cm" svg:x="16.299cm" svg:y="4.446cm">
          <draw:image xlink:href="Pictures/1000000000000140000001E0168E4344.png" xlink:type="simple" xlink:show="embed" xlink:actuate="onLoad">
            <text:p/>
          </draw:image>
        </draw:frame>
        <draw:frame draw:style-name="gr2" draw:text-style-name="P2" draw:layer="layout" svg:width="8.466cm" svg:height="12.699cm" svg:x="5.08cm" svg:y="4.445cm">
          <draw:image xlink:href="Pictures/1000000000000140000001E0E57FF92F.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1">
        <draw:frame presentation:style-name="pr17" draw:text-style-name="P1" draw:layer="layout" svg:width="25.199cm" svg:height="6.123cm" svg:x="1.4cm" svg:y="-1.905cm" presentation:class="title" presentation:user-transformed="true">
          <draw:text-box>
            <text:p><text:span text:style-name="T1">Content Provider</text:span></text:p>
          </draw:text-box>
        </draw:frame>
        <draw:frame presentation:style-name="pr2" draw:layer="layout" svg:width="25.199cm" svg:height="19.225cm" svg:x="1.4cm" svg:y="1.905cm" presentation:class="outline" presentation:user-transformed="true">
          <draw:text-box>
            <text:list text:style-name="L2">
              <text:list-item>
                <text:p>Using content provider is widely used in Android system to retrieve, update, add and delete information. It's been used for bookmarks, Contacts, phone-call logs, and so on.</text:p>
              </text:list-item>
              <text:list-item>
                <text:p>Content providers make data manipulation available across all application. This mechanism is used to share data across different application.</text:p>
              </text:list-item>
              <text:list-item>
                <text:p>Android provides a number of pre-built content providers for common data types(audio, video,images, <text:s/>contacts, bookmarks)</text:p>
              </text:list-item>
              <text:list-item>
                <text:p>You can also provider your own content provider to publish your data for other applications</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RI starts with prefix “content://” represents a resource that is provided by a content provider.</text:p>
              </text:list-item>
              <text:list-item>
                <text:p>With an URI you can do CRUDs with the content provider, you only need to know what a content allows you to do but not the implementation details such as how and where they store the data.</text:p>
              </text:list-item>
              <text:list-item>
                <text:p>As a content provider designer, it's up to you to decide how you want to persist your data. File system, SQLite database.... Choices are yours</text:p>
              </text:list-item>
              <text:list-item>
                <text:p>Content provider URI is somewhat like restFul webservice style. </text:p>
                <text:list>
                  <text:list-item>
                    <text:list>
                      <text:list-item>
                        <text:p>Every content provider provider a public URI to uniquely identity one of its data set.</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1">
        <draw:frame presentation:style-name="pr6" draw:layer="layout" svg:width="25.199cm" svg:height="19.877cm" svg:x="1.27cm" svg:y="0.635cm" presentation:class="outline" presentation:user-transformed="true">
          <draw:text-box>
            <text:list text:style-name="L2">
              <text:list-item>
                <text:list>
                  <text:list-item>
                    <text:list>
                      <text:list-item>
                        <text:p>Every URI starts with contents:// so don't forget to always include it at the beginning of every URI</text:p>
                      </text:list-item>
                      <text:list-item>
                        <text:p>Because it should be unique, the convention of defining a content URI is to concatenate content:// <text:s/>with the full-qualified class name of the content provider.</text:p>
                      </text:list-item>
                      <text:list-item>
                        <text:p>Example – content://test.hello.world.contentprovider</text:p>
                      </text:list-item>
                      <text:list-item>
                        <text:p>More conventions</text:p>
                        <text:list>
                          <text:list-item>
                            <text:p><text:span text:style-name="T11">content://</text:span><text:span text:style-name="T12">test.hello.world.contentprovider</text:span>/<text:span text:style-name="T13">contacts</text:span>/<text:span text:style-name="T14">1</text:span></text:p>
                          </text:list-item>
                          <text:list-item>
                            <text:p><text:span text:style-name="T11">content://</text:span> mandatory is required and indicating a content provider is serving it</text:p>
                          </text:list-item>
                          <text:list-item>
                            <text:p><text:span text:style-name="T12">test.hello.world.contentprovider</text:span><text:span text:style-name="T15"> </text:span><text:span text:style-name="T16">authority part of the URI, it defines the content provider.</text:span></text:p>
                          </text:list-item>
                          <text:list-item>
                            <text:p><text:span text:style-name="T17">Contacts </text:span><text:span text:style-name="T16">optional if the content provider supports only one type of data. It can be a few segements long like “contatcts/family”, “contacts/work”, and “contacts/socialclub”</text:span></text:p>
                          </text:list-item>
                          <text:list-item>
                            <text:p><text:span text:style-name="T14">1</text:span><text:span text:style-name="T16"> represents the value of primary key field(_id) of the queried record.</text:span></text:p>
                          </text:list-item>
                          <text:list-item>
                            <text:p><text:span text:style-name="T18">content://</text:span><text:span text:style-name="T12">test.hello.world.contentprovider</text:span><text:span text:style-name="T16">/</text:span><text:span text:style-name="T17">contacts,</text:span><text:span text:style-name="T16"> all contacts will be requested</text:span></text:p>
                          </text:list-item>
                        </text:list>
                      </text:list-item>
                    </text:list>
                  </text:list-item>
                </text:list>
              </text:list-item>
              <text:list-item>
                <text:p><text:span text:style-name="T19">Android ships with the following content providers: </text:span><text:span text:style-name="T20">Browser</text:span><text:span text:style-name="T19">, </text:span><text:span text:style-name="T20">CallLog</text:span><text:span text:style-name="T19">, </text:span><text:span text:style-name="T20">Contacts</text:span><text:span text:style-name="T19">, </text:span><text:span text:style-name="T20">MediaStore</text:span><text:span text:style-name="T19">,</text:span><text:span text:style-name="T20">Setings</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1">
        <draw:frame presentation:style-name="pr1" draw:text-style-name="P1" draw:layer="layout" svg:width="25.199cm" svg:height="3.473cm" svg:x="1.471cm" svg:y="-0.098cm" presentation:class="title" presentation:user-transformed="true">
          <draw:text-box>
            <text:p><text:span text:style-name="T1">Let's rewrite last demo with content provider</text:span></text:p>
          </draw:text-box>
        </draw:frame>
        <draw:frame presentation:style-name="pr11" draw:layer="layout" svg:width="27.94cm" svg:height="19.409cm" svg:x="0cm" svg:y="3.175cm" presentation:class="outline" presentation:user-transformed="true">
          <draw:text-box>
            <text:list text:style-name="L2">
              <text:list-item>
                <text:p>When use sqlite as your underlying data storage with content provider.</text:p>
                <text:list>
                  <text:list-item>
                    <text:list>
                      <text:list-item>
                        <text:p>You are wrapping the communication to the database with content provide instead of talking database directly</text:p>
                      </text:list-item>
                      <text:list-item>
                        <text:p>Content provider is a contract between your service and the clients. </text:p>
                      </text:list-item>
                      <text:list-item>
                        <text:p>Analogy – content provider vs db</text:p>
                        <text:list>
                          <text:list-item>
                            <text:p>Query </text:p>
                            <text:list>
                              <text:list-item>
                                <text:p>content://authority/contacts is like select * from contact</text:p>
                              </text:list-item>
                              <text:list-item>
                                <text:p>content://authority/contacts/1 is like select <text:s/>* from contact where_Id = 1</text:p>
                              </text:list-item>
                            </text:list>
                          </text:list-item>
                          <text:list-item>
                            <text:p>Query template</text:p>
                            <text:list>
                              <text:list-item>
                                <text:p>content://&lt;authority&gt;/&lt;data&gt;/&lt;id&gt;</text:p>
                              </text:list-item>
                            </text:list>
                          </text:list-item>
                        </text:list>
                      </text:list-item>
                    </text:list>
                  </text:list-item>
                </text:list>
              </text:list-item>
              <text:list-item>
                <text:p>Query within the activities</text:p>
                <text:list>
                  <text:list-item>
                    <text:p>ManagedQuery() is available in activity to query content provider</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Five pieces of information <text:s/>are needed to query a content provider</text:p>
                    <text:list>
                      <text:list-item>
                        <text:p>URI content provider identifier</text:p>
                      </text:list-item>
                      <text:list-item>
                        <text:p>Names of data fields you want to return (projection)</text:p>
                      </text:list-item>
                      <text:list-item>
                        <text:p>Selection a where clause</text:p>
                      </text:list-item>
                      <text:list-item>
                        <text:p>SelectionArgs the arguments to selection, if any ?s are present</text:p>
                      </text:list-item>
                      <text:list-item>
                        <text:p>OrderBY, SQL ORDER BY clause</text:p>
                      </text:list-item>
                    </text:list>
                  </text:list-item>
                  <text:list-item>
                    <text:p>You can query with the information list above with either ContentResolover.query or Activity.managedQuery(). They both return a cursor object, but managedQuery() version will also manage the life cycle of the cursor, which mean you don't need to explicitly close your cursor after use, requery, unloading it selt. If you use query() method you can still manage it by calling Activity.startManagingCursor() method</text:p>
                  </text:list-item>
                </text:list>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1">
        <draw:frame presentation:style-name="pr16" draw:layer="layout" svg:width="25.199cm" svg:height="20.32cm" svg:x="1.4cm" svg:y="0.635cm" presentation:class="outline" presentation:user-transformed="true">
          <draw:text-box>
            <text:list text:style-name="L2">
              <text:list-item>
                <text:p>With a basis URI how do I append ID and additional path information to it</text:p>
                <text:list>
                  <text:list-item>
                    <text:p>ContentUris.withAppenedId() and Uri.withAppenedPath() make it easierto append id to a given URI</text:p>
                    <text:list>
                      <text:list-item>
                        <text:p>Example </text:p>
                        <text:list>
                          <text:list-item>
                            <text:p>CONTENT_URI content://authority/contacts</text:p>
                          </text:list-item>
                          <text:list-item>
                            <text:p>Convert this to content://authority/contacts/1</text:p>
                          </text:list-item>
                          <text:list-item>
                            <text:p>You can do either</text:p>
                            <text:list>
                              <text:list-item>
                                <text:p>Uri uri = ContentUris.withAppendedId(CONTENT_URI, 1);</text:p>
                              </text:list-item>
                              <text:list-item>
                                <text:p>Or</text:p>
                                <text:p>Uri uri = Uri.withAppendedPath(CONTENT_URI, "1");</text:p>
                              </text:list-item>
                            </text:list>
                          </text:list-item>
                          <text:list-item>
                            <text:p>Only difference between these two is withAppendedId takes integer as the second argument, while withAppendedPath takes string</text:p>
                            <text:list>
                              <text:list-item>
                                <text:list>
                                  <text:list-header>
                                    <text:p/>
                                  </text:list-header>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Data turned by query is a set of database records. You can use the cursor to iterate through the data set, how to use cursor, you can read the code for database example we did <text:s/>previously or check the source code for this tutorial</text:p>
              </text:list-item>
              <text:list-item>
                <text:p>CRUDs are done by the help of the ContentResolver class, which provides applications access to the content model</text:p>
              </text:list-item>
              <text:list-item>
                <text:p>Adding records, construct a ContentValues Object as we did previously with database example, and pass the ContentResolver</text:p>
                <text:list>
                  <text:list-header>
                    <text:p><text:span text:style-name="T10">ContentVaues cv = new ContentValues();</text:span><text:span text:style-name="T10"><text:line-break/></text:span><text:span text:style-name="T10">cv.put(key, value).........</text:span><text:span text:style-name="T10"><text:line-break/></text:span><text:span text:style-name="T10">getContentResolover().insert(uri,vc);</text:span></text:p>
                  </text:list-header>
                </text:list>
              </text:list-item>
            </text:list>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1">
        <draw:frame presentation:style-name="pr6" draw:layer="layout" svg:width="25.199cm" svg:height="20.145cm" svg:x="1.4cm" svg:y="0.635cm" presentation:class="outline" presentation:user-transformed="true">
          <draw:text-box>
            <text:list text:style-name="L2">
              <text:list-item>
                <text:list>
                  <text:list-item>
                    <text:p>The insert method will return you an URI pointing to the newly inserted record</text:p>
                    <text:list>
                      <text:list-item>
                        <text:list>
                          <text:list-item>
                            <text:p>content://authority/contacts/&lt;newID&gt;</text:p>
                          </text:list-item>
                        </text:list>
                      </text:list-item>
                    </text:list>
                  </text:list-item>
                  <text:list-item>
                    <text:p>After you finish using the ContentValues, you can call clear() on it to clear all the values you put, and then reuse it for something else</text:p>
                  </text:list-item>
                  <text:list-item>
                    <text:p>Update is similar to insertion but with optional where clause and selection arguments, you add the updates to a contentValue object and pass it along with URI to a content resolver</text:p>
                  </text:list-item>
                  <text:list-item>
                    <text:p>Deletion call delete() on ContentResolver to delete a record, some records or all records depending on the where clause you passed</text:p>
                  </text:list-item>
                  <text:list-item>
                    <text:p>For insertion there is an bulk version which enables user to added multiple values in one shot. The function might not run in one transaction so that the atomicity is not guaranteed, URL + array of CVs</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1">
        <draw:frame presentation:style-name="pr1" draw:text-style-name="P1" draw:layer="layout" svg:width="25.199cm" svg:height="3.473cm" svg:x="1.471cm" svg:y="-0.198cm" presentation:class="title" presentation:user-transformed="true">
          <draw:text-box>
            <text:p><text:span text:style-name="T1">How to create our own content provider</text:span></text:p>
          </draw:text-box>
        </draw:frame>
        <draw:frame presentation:style-name="pr12" draw:layer="layout" svg:width="25.199cm" svg:height="17.145cm" svg:x="1.4cm" svg:y="3.175cm" presentation:class="outline" presentation:user-transformed="true">
          <draw:text-box>
            <text:list text:style-name="L2">
              <text:list-item>
                <text:p>Before you create one, ask yourself Am I going to <text:s/>provide other applications my set of data, if yes, go implement one, otherwise you can just access you data from within your activities, like what we did in our database example</text:p>
              </text:list-item>
              <text:list-item>
                <text:p>To create your content provider, you need to decide what storage option you want to use, file system, or SQLite database</text:p>
              </text:list-item>
              <text:list-item>
                <text:p>Then Extend ContentProvider class, and override the methods suit your need</text:p>
              </text:list-item>
              <text:list-item>
                <text:p>Finally, don't forget to declare your content providers in the manifest file</text:p>
              </text:list-item>
            </text:list>
          </draw:text-box>
        </draw:frame>
        <presentation:notes draw:style-name="dp2">
          <draw:page-thumbnail draw:style-name="gr1" draw:layer="layout" svg:width="13.968cm" svg:height="10.476cm" svg:x="3.81cm" svg:y="2.123cm" draw:page-number="60" presentation:class="page"/>
          <draw:frame presentation:style-name="pr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OnCreate()</text:p>
                <text:list>
                  <text:list-item>
                    <text:p><text:span text:style-name="T21">Initialize the provider, you can do initializations here, such as get an instance of SQLiteOpenHelper, this method is called on the application main thread at application launch time. So <text:s/>you should avoid lengthy operations from here</text:span></text:p>
                  </text:list-item>
                </text:list>
              </text:list-item>
              <text:list-item>
                <text:p>Query()</text:p>
                <text:list>
                  <text:list-item>
                    <text:list>
                      <text:list-item>
                        <text:p>Returns a cursor object so that client can use to iterate the requested result set</text:p>
                      </text:list-item>
                      <text:list-item>
                        <text:p>This method is for retrieving both collection of data and sing record</text:p>
                      </text:list-item>
                    </text:list>
                  </text:list-item>
                </text:list>
              </text:list-item>
              <text:list-item>
                <text:p>Insert()</text:p>
                <text:list>
                  <text:list-item>
                    <text:list>
                      <text:list-item>
                        <text:p>Add your insertion logic here. If you want to notify interested party about the change, you should call notifyChange(), once it fires, all the registered observer will be notified that a new record has been added</text:p>
                        <text:p/>
                      </text:list-item>
                    </text:list>
                  </text:list-item>
                </text:list>
              </text:list-item>
            </text:list>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1">
        <draw:frame presentation:style-name="pr18" draw:layer="layout" svg:width="25.199cm" svg:height="21.02cm" svg:x="1.4cm" svg:y="0.535cm" presentation:class="outline" presentation:user-transformed="true">
          <draw:text-box>
            <text:list text:style-name="L2">
              <text:list-item>
                <text:p>Update()</text:p>
                <text:list>
                  <text:list-item>
                    <text:p>Update existing record/records here, after update, you can optionally call notifyChange() like insert() does</text:p>
                  </text:list-item>
                </text:list>
              </text:list-item>
              <text:list-item>
                <text:p>Delete()</text:p>
                <text:list>
                  <text:list-item>
                    <text:p>Delete one or more rows depending on the where clause and/or the URI pattern, very similar to update()</text:p>
                  </text:list-item>
                </text:list>
              </text:list-item>
              <text:list-item>
                <text:p>GetType()</text:p>
                <text:list>
                  <text:list-item>
                    <text:p>Implement this to handle requests <text:s/>for the MIME type of the data from a requested URI. The URI could represent a collection or an instance. In your code you need to add logic to extract this informatio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4"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1">
        <draw:frame presentation:style-name="pr18" draw:layer="layout" svg:width="25.199cm" svg:height="21.02cm" svg:x="1.4cm" svg:y="-0.065cm" presentation:class="outline" presentation:user-transformed="true">
          <draw:text-box>
            <text:list text:style-name="L2">
              <text:list-item>
                <text:p>MIME type formats</text:p>
                <text:list>
                  <text:list-item>
                    <text:list>
                      <text:list-item>
                        <text:p>Single format<text:tab/></text:p>
                        <text:list>
                          <text:list-item>
                            <text:p>Single record vnd.android.cursor.item/vnd.packagename.contenttype</text:p>
                          </text:list-item>
                          <text:list-item>
                            <text:p>Example</text:p>
                            <text:list>
                              <text:list-item>
                                <text:p>URI content://packagename/android/123 might return this MIME type: vnd.android.cursor.item/vnd.packagename/phones</text:p>
                              </text:list-item>
                            </text:list>
                          </text:list-item>
                        </text:list>
                      </text:list-item>
                      <text:list-item>
                        <text:p>Multiple format</text:p>
                        <text:list>
                          <text:list-item>
                            <text:p>Multiple records<text:line-break/>vnd.android.cursor.dir/vnd.packagename.conenttype</text:p>
                          </text:list-item>
                          <text:list-item>
                            <text:p>Example</text:p>
                            <text:list>
                              <text:list-item>
                                <text:p>URI content://packagename/android might return this MIME type:<text:line-break/>vnd.android.cursor.dir/vnd.packagename.phones</text:p>
                              </text:list-item>
                            </text:list>
                          </text:list-item>
                        </text:list>
                      </text:list-item>
                    </text:list>
                  </text:list-item>
                </text:list>
              </text:list-item>
              <text:list-item>
                <text:p>Define URI for your content provider</text:p>
                <text:list>
                  <text:list-item>
                    <text:p><text:span text:style-name="T21">Public static final Uri CONTENT_URI = Uril.parse(“your <text:s/>uri starts with content://”); The string passed to parse() needs to be unique and the best way to do it is use fully-qualified class name in the uri.</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Define the column names that your content provider wants to feed the clients. When use SQLite dabatase this means the names should conform to the table field names defined in the DDL. Keep in mind, always define an _id field in your SQLite database tables, give it a type of INTEGER and give it a PRIMARY KEY constraint. In many cases, Android will use this _id a lot. Without it, Android won't register content provider properly</text:p>
              </text:list-item>
              <text:list-item>
                <text:p>After implementing the content provider, don't forget to include it in the manifest file.</text:p>
                <text:list>
                  <text:list-item>
                    <text:list>
                      <text:list-item>
                        <text:p>&lt;provider android:name=".provider" <text:s text:c="5"/>android:authorities="fully_qualified class name;another fully_qualified class name; and so on" /&gt;</text:p>
                      </text:list-item>
                    </text:list>
                  </text:list-item>
                </text:list>
              </text:list-item>
            </text:list>
          </draw:text-box>
        </draw:frame>
        <presentation:notes draw:style-name="dp2">
          <draw:page-thumbnail draw:style-name="gr1" draw:layer="layout" svg:width="13.968cm" svg:height="10.476cm" svg:x="3.81cm" svg:y="2.123cm" draw:page-number="64" presentation:class="page"/>
          <draw:frame presentation:style-name="pr4"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ing Permissions</text:span></text:p>
          </draw:text-box>
        </draw:frame>
        <draw:frame presentation:style-name="pr2" draw:layer="layout" svg:width="26.67cm" svg:height="18.672cm" svg:x="0.635cm" svg:y="1.905cm" presentation:class="outline" presentation:user-transformed="true">
          <draw:text-box>
            <text:list text:style-name="L2">
              <text:list-item>
                <text:p>&lt;users-permission android:name=”permission”/&gt;<text:tab/></text:p>
                <text:list>
                  <text:list-item>
                    <text:list>
                      <text:list-item>
                        <text:p>Permission user grants your application during installation time, otherwise your application won't function correctly</text:p>
                      </text:list-item>
                      <text:list-item>
                        <text:p>This permission can only be acquired during the installation phase not while it's running</text:p>
                      </text:list-item>
                      <text:list-item>
                        <text:p>android:name – possible values for this element</text:p>
                        <text:list>
                          <text:list-item>
                            <text:p>Permission defined inside &lt;permission&gt; tag</text:p>
                          </text:list-item>
                          <text:list-item>
                            <text:p>Permission specified in other applications</text:p>
                          </text:list-item>
                          <text:list-item>
                            <text:p>Permission from Android framework. Such as “android.permission.READ_CONTACTS”</text:p>
                          </text:list-item>
                          <text:list-item>
                            <text:p>Suggested naming convention</text:p>
                            <text:list>
                              <text:list-item>
                                <text:p>Use package (name in lower case) as a prefix then add your permission name</text:p>
                              </text:list-item>
                            </text:list>
                          </text:list-item>
                        </text:list>
                      </text:list-item>
                    </text:list>
                  </text:list-item>
                </text:list>
              </text:list-item>
              <text:list-item>
                <text:p><text:span text:style-name="T22">A permission failure will result in a SecurityException being thrown, this is not guaranteed, in case of asynchronous call, the caller won't get notified by an exception.</text:span></text:p>
                <text:p/>
              </text:list-item>
            </text:list>
          </draw:text-box>
        </draw:frame>
        <presentation:notes draw:style-name="dp2">
          <draw:page-thumbnail draw:style-name="gr1" draw:layer="layout" svg:width="13.968cm" svg:height="10.476cm" svg:x="3.81cm" svg:y="2.123cm" draw:page-number="65" presentation:class="page"/>
          <draw:frame presentation:style-name="pr4"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1T1">
        <draw:frame presentation:style-name="pr6" draw:layer="layout" svg:width="25.199cm" svg:height="20.452cm" svg:x="1.4cm" svg:y="0.635cm" presentation:class="outline" presentation:user-transformed="true">
          <draw:text-box>
            <text:list text:style-name="L2">
              <text:list-item>
                <text:p>When your permission is hardware related, be careful about Android Market auto filtering.</text:p>
                <text:list>
                  <text:list-item>
                    <text:p>&lt;uses-permission android:name="...CAMERA" /&gt;<text:line-break/>when you publish your application with this permission, Android market assumes your application needs CAMERA, and will filter out your application from the device that doesn't have a camera.</text:p>
                  </text:list-item>
                  <text:list-item>
                    <text:p>How to control filtering by the Market</text:p>
                    <text:list>
                      <text:list-item>
                        <text:p>Always explicitly declare hardware features in&lt;uses-feature&gt; element.</text:p>
                      </text:list-item>
                      <text:list-item>
                        <text:p>If you want to disable filtering for a particular feature, add android:required=”false” attribute to the &lt;uses-feature&gt; element</text:p>
                      </text:list-item>
                      <text:list-item>
                        <text:p>For example</text:p>
                        <text:list>
                          <text:list-item>
                            <text:p>&lt;uses-feature android:name="android.hardware.camera" android:required=”false”/&gt; to disable filtering camera by Android market</text:p>
                          </text:list-item>
                        </text:list>
                      </text:list-item>
                    </text:list>
                  </text:list-item>
                </text:list>
              </text:list-item>
            </text:list>
          </draw:text-box>
        </draw:frame>
        <presentation:notes draw:style-name="dp2">
          <draw:page-thumbnail draw:style-name="gr1" draw:layer="layout" svg:width="13.968cm" svg:height="10.476cm" svg:x="3.81cm" svg:y="2.123cm" draw:page-number="66" presentation:class="page"/>
          <draw:frame presentation:style-name="pr4"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256cm" svg:x="1.471cm" svg:y="-0.716cm" presentation:class="title" presentation:user-transformed="true">
          <draw:text-box>
            <text:p>Declare and enforce permissions</text:p>
          </draw:text-box>
        </draw:frame>
        <draw:frame presentation:style-name="pr2" draw:layer="layout" svg:width="25.199cm" svg:height="19.16cm" svg:x="1.4cm" svg:y="1.905cm" presentation:class="outline" presentation:user-transformed="true">
          <draw:text-box>
            <text:list text:style-name="L2">
              <text:list-item>
                <text:p><text:span text:style-name="T8">Add one or more permission elements inside AndroidManifest.xml</text:span></text:p>
                <text:list>
                  <text:list-item>
                    <text:p><text:span text:style-name="T23">Sample</text:span> -<text:span text:style-name="T23"> </text:span><text:span text:style-name="T23"><text:line-break/></text:span><text:span text:style-name="T9">&lt;permission </text:span><text:span text:style-name="T24">android:name="packagename.permission_name"</text:span></text:p>
                    <text:p><text:span text:style-name="T24"><text:s text:c="8"/></text:span><text:span text:style-name="T24">android:label="@string/permission_label"</text:span></text:p>
                    <text:list>
                      <text:list-header>
                        <text:p><text:span text:style-name="T24">android:icon="drawable resource"</text:span></text:p>
                      </text:list-header>
                    </text:list>
                    <text:p><text:span text:style-name="T24"><text:s text:c="8"/></text:span><text:span text:style-name="T24">android:description="@string/permission_desc"</text:span></text:p>
                    <text:p><text:span text:style-name="T24"><text:s text:c="8"/></text:span><text:span text:style-name="T24">android:permissionGroup="permission_group"</text:span></text:p>
                    <text:p><text:span text:style-name="T24"><text:s text:c="8"/></text:span><text:span text:style-name="T24">android:protectionLevel="protection_level" /&gt;</text:span></text:p>
                  </text:list-item>
                  <text:list-item>
                    <text:p><text:span text:style-name="T24">android:protetionLevel characterizes the potential risk implied in a permission and indicates what the system should do when deciding whether or not to grant the permission</text:span></text:p>
                    <text:list>
                      <text:list-item>
                        <text:p><text:span text:style-name="T24">Possible values are:</text:span></text:p>
                        <text:list>
                          <text:list-item>
                            <text:p><text:span text:style-name="T25">Normal</text:span><text:span text:style-name="T24"> 0 lower-risk permission. Android system will automatically grants this type of permission at installation, without asking for user's explicit approval</text:span></text:p>
                          </text:list-item>
                          <text:list-item>
                            <text:p><text:span text:style-name="T25">Dangerous</text:span><text:span text:style-name="T24"> 1 higher-risk permission that would give a requesting application access to user's private data or control over the device that negatively impact user. Because this type of permission introduces potential risk, Android system won't automatically grant it to requesting application. Any dangerous permission requested by an application may be displayed to user and require confirmation to proceed.</text:span></text:p>
                          </text:list-item>
                          <text:list-item>
                            <text:p><text:span text:style-name="T25">Signature</text:span><text:span text:style-name="T24"> 2 a permission that the system grants only if the requesting application is signed with the same certificate as the application that declares the permission. If the certificates match, the system automatically grants the permission.</text:span></text:p>
                          </text:list-item>
                          <text:list-item>
                            <text:p><text:span text:style-name="T25">SignatureOrSystem</text:span><text:span text:style-name="T24"> 3 don't need this, this is multiple vendors to have applications built into a system image which need to share specific features explicitly because they are built together.</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7" presentation:class="page"/>
          <draw:frame presentation:style-name="pr4"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1T1">
        <draw:frame presentation:style-name="pr14" draw:layer="layout" svg:width="25.199cm" svg:height="21.055cm" svg:x="1.4cm" svg:y="0cm" presentation:class="outline" presentation:user-transformed="true">
          <draw:text-box>
            <text:list text:style-name="L2">
              <text:list-item>
                <text:list>
                  <text:list-item>
                    <text:p><text:span text:style-name="T25">android:permissionGroup</text:span><text:span text:style-name="T24"> is used to display user the permission. Most of the time we will a standard system group</text:span></text:p>
                    <text:list>
                      <text:list-item>
                        <text:p><text:span text:style-name="T24">android.permission-group.ACCOUNTS</text:span></text:p>
                        <text:list>
                          <text:list-item>
                            <text:p><text:span text:style-name="T24">Access to accounts managed by account mananger</text:span></text:p>
                          </text:list-item>
                        </text:list>
                      </text:list-item>
                      <text:list-item>
                        <text:p><text:span text:style-name="T24">android.permission-group.COST_MONEY</text:span></text:p>
                        <text:list>
                          <text:list-item>
                            <text:p><text:span text:style-name="T24">Can cost money without user's direct involvement</text:span></text:p>
                          </text:list-item>
                        </text:list>
                      </text:list-item>
                      <text:list-item>
                        <text:p><text:span text:style-name="T24">android.permission-group.DEVELOPMENT_TOOLS</text:span></text:p>
                        <text:list>
                          <text:list-item>
                            <text:p><text:span text:style-name="T24">Permissions related to <text:s/>development features</text:span></text:p>
                          </text:list-item>
                        </text:list>
                      </text:list-item>
                      <text:list-item>
                        <text:p><text:span text:style-name="T24">android.permission-group.HARDWARE_CONTROLS</text:span></text:p>
                        <text:list>
                          <text:list-item>
                            <text:p><text:span text:style-name="T24">Permissions provide access to hardware</text:span></text:p>
                          </text:list-item>
                        </text:list>
                      </text:list-item>
                      <text:list-item>
                        <text:p><text:span text:style-name="T24">android.permission-group.LOCATION</text:span></text:p>
                        <text:list>
                          <text:list-item>
                            <text:p><text:span text:style-name="T24">Permissions to access user's current location</text:span></text:p>
                          </text:list-item>
                        </text:list>
                      </text:list-item>
                      <text:list-item>
                        <text:p><text:span text:style-name="T24">android.permission-group.MESSAGES</text:span></text:p>
                        <text:list>
                          <text:list-item>
                            <text:p><text:span text:style-name="T24">Permissions to send messages on behalf of user, or intercept messages received by user</text:span></text:p>
                          </text:list-item>
                        </text:list>
                      </text:list-item>
                      <text:list-item>
                        <text:p><text:span text:style-name="T24">android.permission-group.NETWORK</text:span></text:p>
                        <text:list>
                          <text:list-item>
                            <text:p><text:span text:style-name="T24">Permissions to access to networking services</text:span></text:p>
                          </text:list-item>
                        </text:list>
                      </text:list-item>
                      <text:list-item>
                        <text:p><text:span text:style-name="T24">android.permission-group.PERSONAL_INFO</text:span></text:p>
                        <text:list>
                          <text:list-item>
                            <text:p><text:span text:style-name="T24">Permissions to access user's private data, such as calendar events, email messages, contact.</text:span></text:p>
                          </text:list-item>
                        </text:list>
                      </text:list-item>
                      <text:list-item>
                        <text:p><text:span text:style-name="T24">android.permission-group.PHONE_CALLS</text:span></text:p>
                        <text:list>
                          <text:list-item>
                            <text:p><text:span text:style-name="T24">Permissions to intercept outgoing calls, modifying telephony states, reading and modifying phone state</text:span></text:p>
                          </text:list-item>
                        </text:list>
                      </text:list-item>
                      <text:list-item>
                        <text:p><text:span text:style-name="T24">android.permission-group.STORAGE</text:span></text:p>
                        <text:list>
                          <text:list-item>
                            <text:p><text:span text:style-name="T24">Permissions to access SD cards</text:span></text:p>
                          </text:list-item>
                        </text:list>
                      </text:list-item>
                      <text:list-item>
                        <text:p><text:span text:style-name="T24">android.permission-group.SYSTEM_TOOLS</text:span></text:p>
                        <text:list>
                          <text:list-item>
                            <text:p><text:span text:style-name="T24">Permissions to system APIs</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8" presentation:class="page"/>
          <draw:frame presentation:style-name="pr4" draw:text-style-name="P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1T1">
        <draw:frame presentation:style-name="pr6" draw:text-style-name="P6" draw:layer="layout" svg:width="25.199cm" svg:height="19.685cm" svg:x="1.4cm" svg:y="1.235cm" presentation:class="outline" presentation:user-transformed="true">
          <draw:text-box>
            <text:list text:style-name="L2">
              <text:list-item>
                <text:p><text:span text:style-name="T26">android:label </text:span><text:span text:style-name="T21">and </text:span><text:span text:style-name="T26">android:description</text:span><text:span text:style-name="T21"> can reference to string resources so that they can be localized as needed. These are what use sees when he's viewing the list of permission you application needs. The label should be short. The description should be a concrete description of the permission. Android's convention is two sentences, the first describing the permission, the second describe the risks of <text:s/>granting the permission.</text:span></text:p>
              </text:list-item>
              <text:list-item>
                <text:p><text:span text:style-name="T26">android:name</text:span></text:p>
                <text:p><text:span text:style-name="T21">The name of the permission. This is the name that will be used in code to refer to the permission — for example, in a &lt;uses-permission&gt; element and the permission attributes of application components. The name must be unique, so it should use Java-style scoping — for example, "com.example.project.PERMITTED_ACTION". </text:span></text:p>
              </text:list-item>
              <text:list-item>
                <text:p><text:span text:style-name="T26">android:icon</text:span></text:p>
                <text:p><text:span text:style-name="T21">A reference to a drawable resource for an icon that represents the permission.</text:span></text:p>
              </text:list-item>
            </text:list>
          </draw:text-box>
        </draw:frame>
        <presentation:notes draw:style-name="dp2">
          <draw:page-thumbnail draw:style-name="gr1" draw:layer="layout" svg:width="13.968cm" svg:height="10.476cm" svg:x="3.81cm" svg:y="2.123cm" draw:page-number="69" presentation:class="page"/>
          <draw:frame presentation:style-name="pr4"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1T1">
        <draw:frame presentation:style-name="pr1" draw:text-style-name="P1" draw:layer="layout" svg:width="27.94cm" svg:height="3.256cm" svg:x="0cm" svg:y="0.108cm" presentation:class="title" presentation:user-transformed="true">
          <draw:text-box>
            <text:p><text:span text:style-name="T1">Places to enforce your permissions</text:span></text:p>
          </draw:text-box>
        </draw:frame>
        <draw:frame presentation:style-name="pr2" draw:layer="layout" svg:width="26.67cm" svg:height="18.415cm" svg:x="0.635cm" svg:y="3.805cm" presentation:class="outline" presentation:user-transformed="true">
          <draw:text-box>
            <text:list text:style-name="L2">
              <text:list-item>
                <text:p>At the time of a call into the system, to prevent an application from executing certain functions.</text:p>
              </text:list-item>
              <text:list-item>
                <text:p>When starting an activity, to prevent applications from launching activities of other applications.</text:p>
              </text:list-item>
              <text:list-item>
                <text:p>Both sending and receiving broadcasts, to control who can receive your broadcast or who can send a broadcast to you.</text:p>
              </text:list-item>
              <text:list-item>
                <text:p>When accessing and operating on a content provider.</text:p>
              </text:list-item>
              <text:list-item>
                <text:p>Binding to or starting a service.</text:p>
              </text:list-item>
            </text:list>
          </draw:text-box>
        </draw:frame>
        <presentation:notes draw:style-name="dp2">
          <draw:page-thumbnail draw:style-name="gr1" draw:layer="layout" svg:width="13.968cm" svg:height="10.476cm" svg:x="3.81cm" svg:y="2.123cm" draw:page-number="70" presentation:class="page"/>
          <draw:frame presentation:style-name="pr4"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1T1">
        <draw:frame presentation:style-name="pr1" draw:text-style-name="P1" draw:layer="layout" svg:width="25.199cm" svg:height="3.256cm" svg:x="1.4cm" svg:y="-0.038cm" presentation:class="title" presentation:user-transformed="true">
          <draw:text-box>
            <text:p><text:span text:style-name="T1">Let's enforce permissions</text:span></text:p>
          </draw:text-box>
        </draw:frame>
        <draw:frame presentation:style-name="pr2" draw:text-style-name="P7" draw:layer="layout" svg:width="25.199cm" svg:height="18.415cm" svg:x="1.4cm" svg:y="3.305cm" presentation:class="outline" presentation:user-transformed="true">
          <draw:text-box>
            <text:list text:style-name="L2">
              <text:list-item>
                <text:p><text:span text:style-name="T27">Apply permissions globally</text:span></text:p>
                <text:list>
                  <text:list-item>
                    <text:list>
                      <text:list-item>
                        <text:p><text:span text:style-name="T28">Add android:permission attribute inside application tag, and specify your permissions there</text:span></text:p>
                      </text:list-item>
                    </text:list>
                  </text:list-item>
                </text:list>
              </text:list-item>
              <text:list-item>
                <text:p><text:span text:style-name="T27">Activity permissions (applied to the &lt;atctivity&gt; tag)</text:span></text:p>
                <text:list>
                  <text:list-item>
                    <text:p><text:span text:style-name="T28">Restrict who can start the associate activity, permissions will be checked during Context.startActivity() and Activity.startActivityForResult();If the caller doesn't have the privilege SecurityException will be raised</text:span></text:p>
                  </text:list-item>
                </text:list>
              </text:list-item>
              <text:list-item>
                <text:p><text:span text:style-name="T27">Service permissions (applied to the &lt;service&gt; tag)</text:span></text:p>
                <text:list>
                  <text:list-item>
                    <text:p><text:span text:style-name="T28">Restrict who can start and bind to the associated service. The permissions will be checked during Context.startService (),Context.stopService() and Context.bindService(). SecurityException will be raised when the caller doesn't have the permissions.</text:span></text:p>
                  </text:list-item>
                </text:list>
              </text:list-item>
              <text:list-item>
                <text:p><text:span text:style-name="T27">BroadCastReceiver permissions (applied to the &lt;receiver&gt; tag)</text:span></text:p>
                <text:list>
                  <text:list-item>
                    <text:p><text:span text:style-name="T29">Restrict who can send broadcasts to the associated receiver. The permission will be checked after Context.sendBroadcast() returns, as the system tries to deliver the submitted broadcast to the given receiver. Permission failure won't result in throwing SecurityException instead the system won't deliver the intent. You can also dynamically supply a permission to a receiver by calling Context.registerReceiver(). You can restrict which broadcast receiver can receive the broadcast by supply a permission when calling Context.sendBroadcast(). When both receiver and broadcaster require a permission, both permission checks have to pass for the intent to be delivered to the associated target.</text:span></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4"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1T1">
        <draw:frame presentation:style-name="pr6" draw:text-style-name="P8" draw:layer="layout" svg:width="25.199cm" svg:height="19.685cm" svg:x="1.4cm" svg:y="0.135cm" presentation:class="outline" presentation:user-transformed="true">
          <draw:text-box>
            <text:list text:style-name="L2">
              <text:list-item>
                <text:list>
                  <text:list-item>
                    <text:p><text:span text:style-name="T30">ContentProvider permission (applied to &lt;provider&gt;)</text:span></text:p>
                    <text:list>
                      <text:list-item>
                        <text:p><text:span text:style-name="T30">Restrict who can access the data in a content provider.</text:span></text:p>
                      </text:list-item>
                      <text:list-item>
                        <text:p><text:span text:style-name="T30">You can define two type of permissions</text:span></text:p>
                        <text:list>
                          <text:list-item>
                            <text:p><text:span text:style-name="T30">android:readPermission restricts who can read from the provider</text:span></text:p>
                          </text:list-item>
                          <text:list-item>
                            <text:p><text:span text:style-name="T30">android:writePermission restricts who can write to the provider</text:span></text:p>
                          </text:list-item>
                          <text:list-item>
                            <text:p><text:span text:style-name="T30">If a provider is protected with both read and write permission, in case you have only write permission, you still won't read from provider.</text:span></text:p>
                          </text:list-item>
                        </text:list>
                      </text:list-item>
                      <text:list-item>
                        <text:p><text:span text:style-name="T30">The permission will be checked when you first request it, if you don't have permission, SecurityException will be raised. For query(), you need a read permission, and for insert(), update() and delete() you will need write permission.</text:span></text:p>
                      </text:list-item>
                      <text:list-item>
                        <text:p><text:span text:style-name="T30">URI permissions (advanced topic)</text:span></text:p>
                        <text:list>
                          <text:list-item>
                            <text:p><text:span text:style-name="T30">Standard permissions are not sufficient for content providers. For example, a mail application has both read and write permission, and attachment needs to be displayed by an image view, but the image view doesn't have permission and it <text:s/>shouldn't.</text:span></text:p>
                          </text:list-item>
                          <text:list-item>
                            <text:p><text:span text:style-name="T30">The solution to this problem is to add permission to each URI, when starting an activity or returning a result to an activity, the caller can set Intent.FLAG_GRANT_READ_URI_PEMISSION and/or Intent.FLAG_GRANT_WRITE_URI_PERMISION. This grants the receiving activity the permission access the specific data URI in the intent, regardless of whether it has permission to access the data in the content provider.</text:span></text:p>
                          </text:list-item>
                        </text:list>
                      </text:list-item>
                    </text:list>
                  </text:list-item>
                </text:list>
              </text:list-item>
            </text:list>
          </draw:text-box>
        </draw:frame>
        <presentation:notes draw:style-name="dp2">
          <draw:page-thumbnail draw:style-name="gr1" draw:layer="layout" svg:width="13.968cm" svg:height="10.476cm" svg:x="3.81cm" svg:y="2.123cm" draw:page-number="72" presentation:class="page"/>
          <draw:frame presentation:style-name="pr4"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1T1">
        <draw:frame presentation:style-name="pr1" draw:layer="layout" svg:width="25.199cm" svg:height="3.256cm" svg:x="1.4cm" svg:y="0.962cm" presentation:class="title" presentation:placeholder="true">
          <draw:text-box/>
        </draw:frame>
        <draw:frame presentation:style-name="pr8" draw:layer="layout" svg:width="25.199cm" svg:height="13.609cm" svg:x="1.4cm" svg:y="4.914cm" presentation:class="outline" presentation:placeholder="true">
          <draw:text-box/>
        </draw:frame>
        <presentation:notes draw:style-name="dp2">
          <draw:page-thumbnail draw:style-name="gr1" draw:layer="layout" svg:width="13.968cm" svg:height="10.476cm" svg:x="3.81cm" svg:y="2.123cm" draw:page-number="73"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39H52M25S</meta:editing-duration>
    <meta:editing-cycles>174</meta:editing-cycles>
    <meta:generator>OpenOffice.org/3.2$Win32 OpenOffice.org_project/320m18$Build-9502</meta:generator>
    <dc:date>2011-02-04T22:38:33.35</dc:date>
    <meta:document-statistic meta:object-count="294"/>
  </office:meta>
</office:document-meta>
</file>